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e4c9c" officeooo:paragraph-rsid="001e4c9c"/>
    </style:style>
    <style:style style:name="P2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P3" style:family="paragraph" style:parent-style-name="Standard">
      <style:paragraph-properties fo:text-align="center" style:justify-single-word="false"/>
      <style:text-properties fo:font-size="8pt" officeooo:rsid="001e143f" officeooo:paragraph-rsid="001e143f" style:font-size-asian="7pt" style:font-size-complex="8pt"/>
    </style:style>
    <style:style style:name="P4" style:family="paragraph" style:parent-style-name="Standard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6pt" officeooo:rsid="001e143f" officeooo:paragraph-rsid="001e143f" style:font-size-asian="16pt" style:font-size-complex="16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officeooo:rsid="001e143f" officeooo:paragraph-rsid="001e34d3" style:font-size-asian="11pt" style:font-size-complex="11pt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5" style:family="paragraph" style:parent-style-name="Standard" style:list-style-name="L7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6" style:family="paragraph" style:parent-style-name="Standard" style:list-style-name="L8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7" style:family="paragraph" style:parent-style-name="Standard" style:list-style-name="L9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8" style:family="paragraph" style:parent-style-name="Standard" style:list-style-name="L10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9" style:family="paragraph" style:parent-style-name="Standard" style:list-style-name="L11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20" style:family="paragraph" style:parent-style-name="Standard" style:list-style-name="L12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21" style:family="paragraph" style:parent-style-name="Standard" style:list-style-name="L13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22" style:family="paragraph" style:parent-style-name="Standard" style:list-style-name="L14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23" style:family="paragraph" style:parent-style-name="Standard" style:list-style-name="L15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24" style:family="paragraph" style:parent-style-name="Standard" style:list-style-name="L16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T1" style:family="text">
      <style:text-properties officeooo:rsid="001e307f"/>
    </style:style>
    <style:style style:name="T2" style:family="text">
      <style:text-properties officeooo:rsid="001e34d3"/>
    </style:style>
    <style:style style:name="T3" style:family="text">
      <style:text-properties officeooo:rsid="00206a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 16 Core Teaching Tactics, Techniques and Tools</text:p>
      <text:p text:style-name="P3"/>
      <text:p text:style-name="P4">Although there are an unlimited number of teaching tactics, techniques and tools that a martial arts instructor could put into use, we will be focusing on sixteen of the most effective ones. <text:s/>The following sixteen tactics, techniques and tools work seamlessly together to form a solid base for every instructor that puts them to work.</text:p>
      <text:p text:style-name="P4"/>
      <text:p text:style-name="P4">#1 BE FRIENDLY ON PURPOSE</text:p>
      <text:list xml:id="list4623971175056375250" text:style-name="L1">
        <text:list-item>
          <text:p text:style-name="P7"><text:s/>Be the first to say “Hello”.</text:p>
        </text:list-item>
        <text:list-item>
          <text:p text:style-name="P7">Smile.</text:p>
        </text:list-item>
        <text:list-item>
          <text:p text:style-name="P7">Be sincerely interestedin them.</text:p>
        </text:list-item>
      </text:list>
      <text:p text:style-name="P4"/>
      <text:p text:style-name="P4">#2 USE TRANSFORMATIONAL COMMUNCITON SKILLS</text:p>
      <text:list xml:id="list5131283902411609810" text:style-name="L2">
        <text:list-item>
          <text:p text:style-name="P8">Tonality</text:p>
        </text:list-item>
        <text:list-item>
          <text:p text:style-name="P8">Physiology</text:p>
        </text:list-item>
        <text:list-item>
          <text:p text:style-name="P8">Phsiognomy</text:p>
        </text:list-item>
      </text:list>
      <text:p text:style-name="P4"/>
      <text:p text:style-name="P4">#3 HARNESS THE POWER OF FOCUS ANCHORS</text:p>
      <text:list xml:id="list6931022362389177727" text:style-name="L3">
        <text:list-item>
          <text:p text:style-name="P9">Keep the anchor strong</text:p>
        </text:list-item>
        <text:list-item>
          <text:p text:style-name="P9">Vary the anchor</text:p>
        </text:list-item>
        <text:list-item>
          <text:p text:style-name="P9">Use frequently</text:p>
        </text:list-item>
      </text:list>
      <text:p text:style-name="P4"/>
      <text:p text:style-name="P4">#4 ESTABL<text:span text:style-name="T3">I</text:span>SH THE HABIT OF PREFRAMING</text:p>
      <text:list xml:id="list7804581302997875547" text:style-name="L4">
        <text:list-item>
          <text:p text:style-name="P10">Positive pre-frame at beginning of class</text:p>
        </text:list-item>
        <text:list-item>
          <text:p text:style-name="P10">Pos<text:span text:style-name="T3">i</text:span>tive pre-frame <text:s/>on everything taught</text:p>
        </text:list-item>
        <text:list-item>
          <text:p text:style-name="P10">At close of class, pre-frame next class</text:p>
        </text:list-item>
      </text:list>
      <text:p text:style-name="P4"/>
      <text:p text:style-name="P4">#5 HABITU<text:span text:style-name="T3">A</text:span>LIZE THE 3 X 3 RULE</text:p>
      <text:list xml:id="list6842270655308001842" text:style-name="L5">
        <text:list-item>
          <text:p text:style-name="P11">Eye contact (3 times during class)</text:p>
        </text:list-item>
        <text:list-item>
          <text:p text:style-name="P11">Appropriate Bod Contact (3 times during class).</text:p>
        </text:list-item>
        <text:list-item>
          <text:p text:style-name="P11">Never pass up a chance to praise someone publicly.</text:p>
        </text:list-item>
      </text:list>
      <text:p text:style-name="P4"/>
      <text:p text:style-name="P4">#6 PUBLICLY PRAISE, PRIVATELY REPRIMAND</text:p>
      <text:list xml:id="list626306417624718240" text:style-name="L6">
        <text:list-item>
          <text:p text:style-name="P14">Public reprimands are humliating, avoid at all costs.</text:p>
        </text:list-item>
        <text:list-item>
          <text:p text:style-name="P14">Public praise builds self esteem</text:p>
        </text:list-item>
        <text:list-item>
          <text:p text:style-name="P14">Never pass up a chance to prase someone publicly</text:p>
        </text:list-item>
      </text:list>
      <text:p text:style-name="P13"/>
      <text:p text:style-name="P4">#7 UTLIZE THE THREE D'S</text:p>
      <text:list xml:id="list4315969925778953988" text:style-name="L7">
        <text:list-item>
          <text:p text:style-name="P15">Demonstrate</text:p>
        </text:list-item>
        <text:list-item>
          <text:p text:style-name="P15">Detail</text:p>
        </text:list-item>
        <text:list-item>
          <text:p text:style-name="P15">Drill</text:p>
        </text:list-item>
      </text:list>
      <text:p text:style-name="P5"><text:soft-page-break/></text:p>
      <text:p text:style-name="P4">#8 PRACTICE PRAISE – CORRECT <text:s/>– PRAISE</text:p>
      <text:list xml:id="list8804151560728289634" text:style-name="L8">
        <text:list-item>
          <text:p text:style-name="P16">Find something to praise.</text:p>
        </text:list-item>
        <text:list-item>
          <text:p text:style-name="P16">Make corections</text:p>
        </text:list-item>
        <text:list-item>
          <text:p text:style-name="P16">Praise the Corrections.</text:p>
        </text:list-item>
      </text:list>
      <text:p text:style-name="P5"/>
      <text:p text:style-name="P4">#9 STRIVE TO USE INFLUENCE INSTEAD OF AUTHORITY</text:p>
      <text:list xml:id="list7626410750000746288" text:style-name="L9">
        <text:list-item>
          <text:p text:style-name="P17">Authority motivates externally</text:p>
        </text:list-item>
        <text:list-item>
          <text:p text:style-name="P17">Influence motivages internally</text:p>
        </text:list-item>
        <text:list-item>
          <text:p text:style-name="P17">Always use influence first</text:p>
        </text:list-item>
      </text:list>
      <text:p text:style-name="P5"/>
      <text:p text:style-name="P4">#10 ALWAYS FOLL<text:span text:style-name="T1">OW</text:span> THE SSL RULE</text:p>
      <text:list xml:id="list2675170168020114504" text:style-name="L10">
        <text:list-item>
          <text:p text:style-name="P18">Keep your students Smiling</text:p>
        </text:list-item>
        <text:list-item>
          <text:p text:style-name="P18">Keep them Sweating</text:p>
        </text:list-item>
        <text:list-item>
          <text:p text:style-name="P18">Keep them Learning</text:p>
        </text:list-item>
      </text:list>
      <text:p text:style-name="P5"/>
      <text:p text:style-name="P4">#11 PRACTICE THE ART OF DISGUISING REPIT<text:span text:style-name="T3">I</text:span>TION</text:p>
      <text:list xml:id="list106792031713060127" text:style-name="L11">
        <text:list-item>
          <text:p text:style-name="P19">Change attribute emphasis</text:p>
        </text:list-item>
        <text:list-item>
          <text:p text:style-name="P19">Change atmosphere (different partners, different direction, different instructor).</text:p>
        </text:list-item>
        <text:list-item>
          <text:p text:style-name="P19">Change area of focus throug non-stop instructor feedback (conduct concept).</text:p>
        </text:list-item>
      </text:list>
      <text:p text:style-name="P5"/>
      <text:p text:style-name="P4">#12 PRACTICE ZERO DOWNTIME</text:p>
      <text:list xml:id="list5774111085535938030" text:style-name="L12">
        <text:list-item>
          <text:p text:style-name="P20">Plan your class</text:p>
        </text:list-item>
        <text:list-item>
          <text:p text:style-name="P20">Be one step ahead of yoru class</text:p>
        </text:list-item>
        <text:list-item>
          <text:p text:style-name="P20">Have clear communication between team members</text:p>
        </text:list-item>
      </text:list>
      <text:p text:style-name="P4"/>
      <text:p text:style-name="P4">#13 WHEN WOR<text:span text:style-name="T3">K</text:span>IN<text:span text:style-name="T2">G</text:span> WTH CHALLENGING STRUDENTS, RISE TO IT.</text:p>
      <text:list xml:id="list515551456384912774" text:style-name="L13">
        <text:list-item>
          <text:p text:style-name="P21">Build rapport</text:p>
        </text:list-item>
        <text:list-item>
          <text:p text:style-name="P21">Give them clear expectations and feedback</text:p>
        </text:list-item>
        <text:list-item>
          <text:p text:style-name="P21">Catch them doing something right</text:p>
        </text:list-item>
      </text:list>
      <text:p text:style-name="P5"/>
      <text:p text:style-name="P4">#14 MAKE EVERY HUDDLE DISCUSSION A MASTERPIECE.</text:p>
      <text:list xml:id="list6285967282180427641" text:style-name="L14">
        <text:list-item>
          <text:p text:style-name="P22">Be animated so you hold students interests</text:p>
        </text:list-item>
        <text:list-item>
          <text:p text:style-name="P22">Encourage participation</text:p>
        </text:list-item>
        <text:list-item>
          <text:p text:style-name="P22">Be brief and thorough – longer isn't better</text:p>
        </text:list-item>
      </text:list>
      <text:p text:style-name="P5"/>
      <text:p text:style-name="P4">#15 ALWAY<text:span text:style-name="T2">S</text:span> STRES<text:span text:style-name="T2">S</text:span> SAFETY FIRST.</text:p>
      <text:list xml:id="list3122491535364384617" text:style-name="L15">
        <text:list-item>
          <text:p text:style-name="P23">Mindfully pair aoff partners</text:p>
        </text:list-item>
        <text:list-item>
          <text:p text:style-name="P23">Maintain the mat and training equipment</text:p>
        </text:list-item>
        <text:list-item>
          <text:p text:style-name="P23">Teach age and skill appropriate material</text:p>
          <text:p text:style-name="P23"/>
        </text:list-item>
      </text:list>
      <text:p text:style-name="P4">#16 DON'T COMPROMISE THE INSTRUCTOR/STUDENT RELATIONSHIP.</text:p>
      <text:list xml:id="list5195481342647428417" text:style-name="L16">
        <text:list-item>
          <text:p text:style-name="P24">Be friendly, but not a friend.</text:p>
        </text:list-item>
        <text:list-item>
          <text:p text:style-name="P24">Be personable, but not personal</text:p>
        </text:list-item>
        <text:list-item>
          <text:p text:style-name="P24">NEVER use your influence on students for selfish gai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e4c9c" officeooo:paragraph-rsid="001e4c9c"/>
    </style:style>
    <style:style style:name="MP2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4626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<draw:frame draw:style-name="Mfr1" draw:name="Image5" text:anchor-type="paragraph" svg:width="6.9252in" svg:height="2.1362in" draw:z-index="0"><draw:image xlink:href="Pictures/100002010000020A000000A134769FC7.png" xlink:type="simple" xlink:show="embed" xlink:actuate="onLoad"/></draw:frame></text:p>
      </style:header-first>
      <style:footer>
        <text:p text:style-name="MP2">www.hmbma.com </text:p>
      </style:footer>
      <style:footer-first>
        <text:p text:style-name="MP2">www.hmbma.com 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7:47:43.828605782</meta:creation-date>
    <dc:date>2015-08-14T18:12:32.130161889</dc:date>
    <meta:editing-duration>PT41M46S</meta:editing-duration>
    <meta:editing-cycles>6</meta:editing-cycles>
    <meta:generator>LibreOffice/4.2.8.2$Linux_X86_64 LibreOffice_project/420m0$Build-2</meta:generator>
    <meta:document-statistic meta:table-count="0" meta:image-count="1" meta:object-count="0" meta:page-count="2" meta:paragraph-count="68" meta:word-count="429" meta:character-count="2563" meta:non-whitespace-character-count="2241"/>
  </office:meta>
</office:document-meta>
</file>